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59cm" svg:stroke-color="#81d41a" draw:marker-start-width="0.439cm" draw:marker-end-width="0.439cm" svg:stroke-opacity="70%" draw:fill="solid" draw:textarea-vertical-align="middle" fo:padding-top="0.205cm" fo:padding-bottom="0.205cm" fo:padding-left="0.33cm" fo:padding-right="0.33cm"/>
    </style:style>
    <style:style style:name="P1" style:family="paragraph">
      <loext:graphic-properties draw:fill="solid"/>
      <style:paragraph-properties fo:text-align="center"/>
    </style:style>
  </office:automatic-styles>
  <office:body>
    <office:drawing>
      <draw:page draw:name="page1" draw:style-name="dp1" draw:master-page-name="Standard">
        <draw:path draw:style-name="gr1" draw:text-style-name="P1" draw:layer="layout" svg:width="0.521cm" svg:height="1.003cm" svg:x="1.865cm" svg:y="1.615cm" svg:viewBox="0 0 522 1004" svg:d="M0 0c49 52 114 88 167 136 46 43 100 81 143 129 21 24 28 58 38 88 14 44 20 91 36 136 10 29 11 62 14 93 3 34 16 70 19 105 2 33 10 65 26 93 18 30 30 64 39 98 9 32 24 62 33 95l7 24v7">
          <text:p/>
        </draw:path>
        <draw:path draw:style-name="gr1" draw:text-style-name="P1" draw:layer="layout" svg:width="1.267cm" svg:height="0.572cm" draw:transform="rotate (1.10706234454) translate (1.779cm 2.457cm)" svg:viewBox="0 0 1268 573" svg:d="M0 0c67 15 133 34 195 60 75 31 156 37 231 71 75 35 158 54 232 92 96 50 202 85 293 147 43 30 87 61 134 87 38 21 78 46 114 74l40 22 24 17 5 3">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79cm" fo:margin-bottom="0.179cm" fo:margin-left="0.179cm" fo:margin-right="0.179cm" fo:page-width="4.55cm" fo:page-height="4.25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09T01:34:27.017000000</dc:date>
    <meta:editing-duration>PT6M18S</meta:editing-duration>
    <meta:editing-cycles>2</meta:editing-cycles>
    <meta:generator>LibreOffice/6.3.2.2$Windows_X86_64 LibreOffice_project/98b30e735bda24bc04ab42594c85f7fd8be07b9c</meta:generator>
    <meta:document-statistic meta:object-count="2"/>
  </office:meta>
</office:document-meta>
</file>